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 style:list-style-name="L1">
      <style:text-properties officeooo:rsid="000199bf" officeooo:paragraph-rsid="000199bf"/>
    </style:style>
    <style:style style:name="P3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xml:id="list1978239908" text:style-name="L1">
        <text:list-item>
          <text:p text:style-name="P2"><text:span text:style-name="T1">attack() -&gt; void:</text:span> <text:span text:style-name="T2">faz o ataque.</text:span></text:p>
        </text:list-item>
        <text:list-item>
          <text:p text:style-name="P2"><text:span text:style-name="T1">flip_h(condition: bool) -&gt; void:</text:span> <text:span text:style-name="T2">faz um flip do sprite e da hitbox.</text:span></text:p>
        </text:list-item>
        <text:list-item>
          <text:p text:style-name="P2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02T10:31:00.360000000</dc:date>
    <meta:editing-duration>PT10M5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5" meta:word-count="125" meta:character-count="711" meta:non-whitespace-character-count="594"/>
  </office:meta>
</office:document-meta>
</file>